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7000001C2EB0F5E1F.png"/>
  <manifest:file-entry manifest:media-type="image/png" manifest:full-path="Pictures/10000000000002080000019441CF49D9.png"/>
  <manifest:file-entry manifest:media-type="image/png" manifest:full-path="Pictures/10000000000002010000016E6C1216F1.png"/>
  <manifest:file-entry manifest:media-type="image/png" manifest:full-path="Pictures/10000000000003D600000228BE379AAB.png"/>
  <manifest:file-entry manifest:media-type="image/png" manifest:full-path="Pictures/100000000000020A000001A7B7BC34AF.png"/>
  <manifest:file-entry manifest:media-type="image/png" manifest:full-path="Pictures/10000000000003E000000233E2750D52.png"/>
  <manifest:file-entry manifest:media-type="image/png" manifest:full-path="Pictures/10000000000002DA000000F8C968D44B.png"/>
  <manifest:file-entry manifest:media-type="image/png" manifest:full-path="Pictures/10000000000002070000016C8646838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none" fo:background-color="#ffff00"/>
    </style:style>
    <style:style style:name="P25" style:family="paragraph" style:parent-style-name="Table_20_Contents">
      <style:text-properties fo:font-style="italic" fo:background-color="#ffff00" style:font-style-asian="italic" style:font-style-complex="italic"/>
    </style:style>
    <style:style style:name="P26" style:family="paragraph" style:parent-style-name="Table_20_Contents">
      <style:text-properties fo:background-color="#6b4794"/>
    </style:style>
    <style:style style:name="P27" style:family="paragraph" style:parent-style-name="Table_20_Contents">
      <style:paragraph-properties fo:background-color="#eb613d">
        <style:background-image/>
      </style:paragraph-properties>
    </style:style>
    <style:style style:name="P28" style:family="paragraph" style:parent-style-name="Table_20_Contents">
      <style:paragraph-properties fo:background-color="#eb613d">
        <style:background-image/>
      </style:paragraph-properties>
      <style:text-properties fo:background-color="transparent"/>
    </style:style>
    <style:style style:name="P29" style:family="paragraph" style:parent-style-name="Table_20_Contents">
      <style:paragraph-properties fo:background-color="#eb613d">
        <style:background-image/>
      </style:paragraph-properties>
      <style:text-properties fo:font-weight="bold" style:font-weight-asian="bold" style:font-weight-complex="bold"/>
    </style:style>
    <style:style style:name="P30" style:family="paragraph" style:parent-style-name="Standard">
      <style:paragraph-properties fo:padding="0.0291in" fo:border="none" style:join-border="false"/>
    </style:style>
    <style:style style:name="P31" style:family="paragraph" style:parent-style-name="Standard" style:list-style-name="L1"/>
    <style:style style:name="P32" style:family="paragraph" style:parent-style-name="Standard" style:list-style-name="L2"/>
    <style:style style:name="P33" style:family="paragraph" style:parent-style-name="Text_20_body" style:list-style-name="L3">
      <style:text-properties fo:background-color="#ffff00"/>
    </style:style>
    <style:style style:name="P34" style:family="paragraph" style:parent-style-name="Text_20_body" style:list-style-name="L4">
      <style:text-properties fo:background-color="#ffff00"/>
    </style:style>
    <style:style style:name="P35" style:family="paragraph" style:parent-style-name="Text_20_body" style:list-style-name="L5"/>
    <style:style style:name="P36" style:family="paragraph" style:parent-style-name="Table_20_Contents" style:list-style-name="L6">
      <style:text-properties style:text-underline-style="none" fo:background-color="#ffff00"/>
    </style:style>
    <style:style style:name="P37" style:family="paragraph" style:parent-style-name="Table_20_Contents">
      <style:text-properties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T11" style:family="text">
      <style:text-properties style:text-underline-style="none"/>
    </style:style>
    <style:style style:name="T12" style:family="text">
      <style:text-properties style:text-underline-style="none" fo:background-color="#ffff00"/>
    </style:style>
    <style:style style:name="T1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57414296" text:style-name="L1">
        <text:list-item>
          <text:list>
            <text:list-item>
              <text:p text:style-name="P31">relevant</text:p>
              <text:list>
                <text:list-item>
                  <text:p text:style-name="P31">complete according to the phenomena that inspires the question</text:p>
                </text:list-item>
                <text:list-item>
                  <text:p text:style-name="P31">anything left out will change the outcome</text:p>
                </text:list-item>
                <text:list-item>
                  <text:p text:style-name="P31">not relevant added items will produce noise</text:p>
                </text:list-item>
              </text:list>
            </text:list-item>
            <text:list-item>
              <text:p text:style-name="P31">useful</text:p>
            </text:list-item>
            <text:list-item>
              <text:p text:style-name="P3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27">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2">Effective models require a real world that has enough structure so that some of the</text:p>
            <text:p text:style-name="P22">details can be ignored. This implies the existence of solid and stable</text:p>
            <text:p text:style-name="P22">building blocks that encapsulate key parts of the real system’s behavior.</text:p>
            <text:p text:style-name="P22">Such building blocks provide enough separation from details to allow</text:p>
            <text:p text:style-name="P22">modeling to proceed. For example, Mendel was able to develop his...</text:p>
            <text:p text:style-name="P22">...the organization of the firm. This ability to ignore is a crucial component</text:p>
            <text:p text:style-name="P22">of scientific progress as it allows us, just like the parent trying to stop</text:p>
            <text:p text:style-name="P22">the endless regress of a three-year-old’s “why” questions, to say “just</text:p>
            <text:p text:style-name="P22">because.” Of course, the art of good science is knowing when to say</text:p>
            <text:p text:style-name="P22">“just because,” for if we are able to invoke that incantation at the</text:p>
            <text:p text:style-name="P22">right moment, the sand underlying our model’s foundation will turn</text:p>
            <text:p text:style-name="P22">to stone.</text:p>
            <text:p text:style-name="Table_20_Contents"/>
            <text:p text:style-name="P22">Systems, whether scientific models or real-world entities, that do</text:p>
            <text:p text:style-name="P22">not have sufficient underlying structure are very unstable, difficult to</text:p>
            <text:p text:style-name="P22">understand, and hard to control. Imagine a world in which every detail</text:p>
            <text:p text:style-name="P22">mattered—even a slight alteration in the world would result in a cascade</text:p>
            <text:p text:style-name="P22">of changes that resonate throughout all levels of the system. For complex</text:p>
            <text:p text:style-name="P22">systems (either real or artificial) to be built and maintained, there needs</text:p>
            <text:p text:style-name="P22">to be some isolation of the component parts, lest “for want of a nail” we</text:p>
            <text:p text:style-name="P22">lose the kingdom.</text:p>
            <text:p text:style-name="Table_20_Contents"><text:line-break/><text:span text:style-name="T4">Maps are valuable for a variety of reasons. One reason is that they</text:span></text:p>
            <text:p text:style-name="P22">leave out a lot of unnecessary details. In so doing, they minimize</text:p>
            <text:p text:style-name="P22">distractions and allow us to focus on the questions that we most care</text:p>
            <text:p text:style-name="P22"><text:soft-page-break/>about. Good maps are those that have just barely enough details.</text:p>
            <text:p text:style-name="Table_20_Contents"/>
            <text:p text:style-name="P22">Another desirable feature of a map is that it is easily understandable</text:p>
            <text:p text:style-name="P22">to others. Maps must communicate their ideas across people and time.</text:p>
            <text:p text:style-name="P22">To accomplish this task effectively, they not only need to be simple, but</text:p>
            <text:p text:style-name="P22">users must have a common understanding. Sometimes this understanding</text:p>
            <text:p text:style-name="P22">is communicated explicitly by, say, the use of legends (which hopefully</text:p>
            <text:p text:style-name="P22">incorporate some intuitive design features, such as having rest stops</text:p>
            <text:p text:style-name="P22">being marked by picnic table icons). Often, we also require an implicit</text:p>
            <text:p text:style-name="P22">understanding on the part of the user. In the case of a map, users are</text:p>
            <text:p text:style-name="P22">assumed to know that some of the compromises made to create the</text:p>
            <text:p text:style-name="P22">map require counterintuitive thinking—for example, the shortest route</text:p>
            <text:p text:style-name="P22">between two points may not be a straight line. Misunderstandings about</text:p>
            <text:p text:style-name="P22">the implicit knowledge embodied in a map often lead to serious mistakes.</text:p>
            <text:p text:style-name="Table_20_Contents"/>
            <text:p text:style-name="P22">We assume that the real world consists of various states, S, and a</text:p>
            <text:p text:style-name="P22">transition function F (S) that maps a given state at time t into a new state</text:p>
            <text:p text:style-name="P22">at time t + 1. The function F (S) is unknown to the modeler, and while</text:p>
            <text:p text:style-name="P22">the modeler would like to uncover F (S), this will typically be impossible</text:p>
            <text:p text:style-name="P22">given the dimensionality of the state space and potential complexity of</text:p>
            <text:p text:style-name="P22">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3">Nd</text:span> Ed</text:p>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20397417" text:style-name="L2">
        <text:list-item>
          <text:list>
            <text:list-item>
              <text:p text:style-name="P32">boundaries</text:p>
            </text:list-item>
            <text:list-item>
              <text:p text:style-name="P3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text:soft-page-break/>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soft-page-break/><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soft-page-break/><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soft-page-break/></text:p>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4"><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7"><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soft-page-break/><text:tab/>Table 1.1: A comparison of social science simulation techniques</text:p>
            <text:p text:style-name="Standard"><draw:frame draw:style-name="fr1"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text:soft-page-break/>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soft-page-break/>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9">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text:soft-page-break/>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soft-page-break/><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soft-page-break/><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text:soft-page-break/></text:p>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7">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7">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oft-page-break/><text:span text:style-name="T7">ABM is most indicated</text:span><text:span text:style-name="T4">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773160110" text:style-name="L3">
              <text:list-item>
                <text:p text:style-name="P33"><text:bookmark text:name="list-21"/><text:bookmark text:name="list-item-51"/><text:bookmark text:name="p-191"/>The behavior of individuals cannot be clearly defined through aggregate transition rates.</text:p>
              </text:list-item>
              <text:list-item>
                <text:p text:style-name="P33"><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3"><text:bookmark text:name="list-item-71"/><text:bookmark text:name="p-211"/>Activities are a more natural way of describing the system than processes.</text:p>
              </text:list-item>
              <text:list-item>
                <text:p text:style-name="P33"><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3"><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8">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text:soft-page-break/>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7">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7">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7">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text:soft-page-break/>---------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9">Complexity</text:p>
          </table:table-cell>
        </table:table-row>
        <table:table-row>
          <table:table-cell table:style-name="Table3.A2" office:value-type="string">
            <text:p text:style-name="P27">Emergence</text:p>
          </table:table-cell>
        </table:table-row>
        <text:soft-page-break/>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text:soft-page-break/>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819876907" text:style-name="L4">
        <text:list-item>
          <text:p text:style-name="P34"><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4"><text:bookmark text:name="list-item-21"/><text:bookmark text:name="p-65"/>When space is crucial and the agents' positions are not fixed. Example: fire escape, theme park, supermarket, traffic.</text:p>
        </text:list-item>
        <text:list-item>
          <text:p text:style-name="P34"><text:bookmark text:name="list-item-22"/><text:bookmark text:name="p-66"/>When the population is heterogeneous, when each individual is (potentially) different. Example: virtually every example in this article. </text:p>
        </text:list-item>
        <text:list-item>
          <text:p text:style-name="P34"><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4"><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soft-page-break/><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614965998" text:style-name="L5">
        <text:list-item>
          <text:p text:style-name="P35"><text:bookmark text:name="list-2"/><text:bookmark text:name="list-item-5"/><text:bookmark text:name="p-19"/>The behavior of individuals cannot be clearly defined through aggregate transition rates.</text:p>
        </text:list-item>
        <text:list-item>
          <text:p text:style-name="P35"><text:bookmark text:name="list-item-6"/><text:bookmark text:name="p-20"/><text:soft-page-break/>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5"><text:bookmark text:name="list-item-7"/><text:bookmark text:name="p-21"/>Activities are a more natural way of describing the system than processes.</text:p>
        </text:list-item>
        <text:list-item>
          <text:p text:style-name="P35"><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5"><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7">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27">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7">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7">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text:soft-page-break/>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6"><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0"/>
      <text:p text:style-name="Standard"/>
      <table:table table:name="Table5" table:style-name="Table5">
        <table:table-column table:style-name="Table5.A"/>
        <table:table-row>
          <table:table-cell table:style-name="Table5.A1" office:value-type="string">
            <text:p text:style-name="Table_20_Contents">COMPLEX SYSTEMS</text:p>
          </table:table-cell>
        </table:table-row>
        <text:soft-page-break/>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7">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text:soft-page-break/>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text:soft-page-break/></text:p>
            <text:p text:style-name="Table_20_Contents"/>
            <text:p text:style-name="Table_20_Contents"/>
            <text:p text:style-name="Table_20_Contents"/>
          </table:table-cell>
        </table:table-row>
        <table:table-row>
          <table:table-cell table:style-name="Table5.A2" office:value-type="string">
            <text:p text:style-name="P27">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7">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text:soft-page-break/>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text:soft-page-break/>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text:soft-page-break/>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span text:style-name="T4">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4">which doesn't mess up the relations we're interested in</text:span></text:a><text:span text:style-name="T4">. Then anything we learn about the model can be translated into a discovery about the modeled. (Holland includes things like the Game of Life among </text:span><text:span text:style-name="T4">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text:soft-page-break/>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7">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7">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5">gradualism</text:span>—<text:span text:style-name="T4">that small causes, taken over long periods, can have very large</text:span></text:p>
            <text:p text:style-name="Table_20_Contents"><text:span text:style-name="T4">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23"><text:bookmark-start text:name="__DdeLink__2427_1111256757"/></text:p>
            <text:list xml:id="list1919965459" text:style-name="L6">
              <text:list-item>
                <text:p text:style-name="P36">Gradual change over long periods can produce very large effects.</text:p>
              </text:list-item>
              <text:list-item>
                <text:p text:style-name="P36">Population growth combined with limited resources creates a struggle for</text:p>
                <text:p text:style-name="P36">existence. </text:p>
              </text:list-item>
              <text:list-item>
                <text:p text:style-name="P36">Collections of individuals acting in self-interested ways produce</text:p>
                <text:p text:style-name="P36">global benefit. </text:p>
              </text:list-item>
              <text:list-item>
                <text:p text:style-name="P36">Life seems to allow almost infinite variation, and a species’</text:p>
              </text:list-item>
              <text:list-item>
                <text:p text:style-name="P36">particular traits seem designed for the very environment in which the species</text:p>
                <text:p text:style-name="P36">lives. </text:p>
              </text:list-item>
              <text:list-item>
                <text:p text:style-name="P36">Species branch out from common ancestors.</text:p>
                <text:p text:style-name="P36"><text:bookmark-end text:name="__DdeLink__2427_1111256757"/></text:p>
              </text:list-item>
            </text:list>
            <text:p text:style-name="P23"/>
            <text:p text:style-name="P24">Individual organisms have more offspring than can survive, given limited</text:p>
            <text:p text:style-name="P24">food resources. The offspring are not exact copies of the parents but have</text:p>
            <text:p text:style-name="P24">some small amount of random variation in their traits. The traits that allow</text:p>
            <text:p text:style-name="P24">some offspring to survive and reproduce will be passed on to further offspring,</text:p>
            <text:p text:style-name="P24">thus spreading in the population. Very gradually, through reproduction with</text:p>
            <text:p text:style-name="P24">random variation and individual struggles for existence, new species will be</text:p>
            <text:p text:style-name="P24">formed with traits ideally adapted to their environments. Darwin called this</text:p>
            <text:p text:style-name="P24">process evolution by natural selection.</text:p>
            <text:p text:style-name="P23"><text:soft-page-break/></text:p>
            <text:p text:style-name="P23"><text:line-break/><text:bookmark-start text:name="__DdeLink__2429_1111256757"/><text:span text:style-name="T4">To summarize the major ideas of Darwin’s theory:</text:span></text:p>
            <text:p text:style-name="P24">• Evolution has occurred; that is, all species descend from a common</text:p>
            <text:p text:style-name="P24">ancestor. The history of life is a branching tree of species.</text:p>
            <text:p text:style-name="P24">• Natural selection occurs when the number of births is greater than</text:p>
            <text:p text:style-name="P24">existing resources can support so that individuals undergo</text:p>
            <text:p text:style-name="P24">competition for resources.</text:p>
            <text:p text:style-name="P24">• Traits of organisms are inherited with variation. The variation is in</text:p>
            <text:p text:style-name="P24">some sense <text:span text:style-name="T1">random</text:span>—that is, there is no force or bias leading to</text:p>
            <text:p text:style-name="P24">variations that increase fitness (though, as I mentioned previously,</text:p>
            <text:p text:style-name="P24">Darwin himself accepted Lamarck’s view that there are such forces).</text:p>
            <text:p text:style-name="P24">Variations that turn out to be adaptive in the current environment are<text:line-break/>likely to be <text:span text:style-name="T1">selected</text:span>, meaning that organisms with those variations are</text:p>
            <text:p text:style-name="P24">more likely to survive and thus pass on the new traits to their</text:p>
            <text:p text:style-name="P24">offspring, causing the number of organisms with those traits to</text:p>
            <text:p text:style-name="P24">increase over subsequent generations.</text:p>
            <text:p text:style-name="P24">• Evolutionary change is constant and gradual via the accumulation of</text:p>
            <text:p text:style-name="P24">small, favorable variations.<text:line-break/><text:bookmark-end text:name="__DdeLink__2429_1111256757"/></text:p>
            <text:p text:style-name="P24">A major issue not explained by Darwin’s theory was exactly how traits are</text:p>
            <text:p text:style-name="P24">passed on from parent to offspring, and how variation in those traits—upon</text:p>
            <text:p text:style-name="P24">which natural selection acts—comes about. The discovery that DNA is the</text:p>
            <text:p text:style-name="P24">carrier of hereditary information did not take place until the 1940s. Many</text:p>
            <text:p text:style-name="P24">theories of heredity were proposed in the 1800s, but none was widely accepted</text:p>
            <text:p text:style-name="P24">until the “rediscovery” in 1900 of the work of Gregor Mendel.</text:p>
            <text:p text:style-name="P23"/>
            <text:p text:style-name="Table_20_Contents"><text:span text:style-name="T11"><text:s/></text:span><text:span text:style-name="T12">unification of Darwinism and Mendelism, The Modern Synthesis:</text:span></text:p>
            <text:p text:style-name="P24">• Natural selection is the major mechanism of evolutionary change and</text:p>
            <text:p text:style-name="P24">adaptation.</text:p>
            <text:p text:style-name="P24">• Evolution is a gradual process, occurring via natural selection on very</text:p>
            <text:p text:style-name="P24">small random variations in individuals. Variation of this sort is highly</text:p>
            <text:p text:style-name="P24">abundant in populations and is not biased in any direction (e.g., it</text:p>
            <text:p text:style-name="P24">does not intrinsically lead to “improvement,” as believed by Lamarck).</text:p>
            <text:p text:style-name="P24">The source of individual variation is random genetic mutations and</text:p>
            <text:p text:style-name="P24">recombinations.</text:p>
            <text:p text:style-name="P24">• Macroscale phenomena, such as the origin of new species, can be</text:p>
            <text:p text:style-name="P24">explained by the microscopic process of gene variation and natural</text:p>
            <text:p text:style-name="P24">selection.</text:p>
            <text:p text:style-name="P24"/>
            <text:p text:style-name="P23"/>
            <text:p text:style-name="P24">...the evolutionary change of one species might lead to repercussions all over the ecosystem to</text:p>
            <text:p text:style-name="Table_20_Contents"><text:span text:style-name="T12">which it appertains.</text:span><text:span text:style-name="T11"> (el plancton I altres microplantes dels oceans varen omplir l'atmòsfera d'oxígen)</text:span></text:p>
            <text:p text:style-name="P23"/>
            <text:p text:style-name="P23"/>
            <text:p text:style-name="P23"/>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text:soft-page-break/></text:p>
            <text:p text:style-name="Table_20_Contents"/>
            <text:p text:style-name="Table_20_Contents"/>
          </table:table-cell>
        </table:table-row>
        <table:table-row>
          <table:table-cell table:style-name="Table5.A2" office:value-type="string">
            <text:p text:style-name="P27">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9">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9">i més endevant afegirem el pack de proficiency en les skills que definirem per als agents.</text:span><text:bookmark-end text:name="__DdeLink__2431_1111256757"/><text:span text:style-name="T9"> <text:s/></text:span><text:bookmark-end text:name="__DdeLink__2433_1111256757"/></text:p>
            <text:p text:style-name="P26"/>
            <text:p text:style-name="P26">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27">Evolucio:Co-evolucio</text:p>
          </table:table-cell>
        </table:table-row>
        <table:table-row>
          <table:table-cell table:style-name="Table5.A2" office:value-type="string">
            <text:p text:style-name="P25"><text:bookmark-start text:name="__DdeLink__2435_1111256757"/>Coevolution. When two or more species form an interdependent ecosystem</text:p>
            <text:p text:style-name="P25">the evolutionary progress of part of the ecosystem will generally induce co-</text:p>
            <text:p text:style-name="P25">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27">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text:soft-page-break/></text:p>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27">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27">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1T17:24:11</dc:date>
    <meta:editing-duration>P11DT14H8M22S</meta:editing-duration>
    <meta:editing-cycles>465</meta:editing-cycles>
    <meta:document-statistic meta:table-count="7" meta:image-count="9" meta:object-count="0" meta:page-count="33" meta:paragraph-count="842" meta:word-count="10481" meta:character-count="68993" meta:non-whitespace-character-count="58691"/>
  </office:meta>
</office:document-meta>
</file>